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DB00000200B3A2198A2.svm"/>
  <manifest:file-entry manifest:media-type="" manifest:full-path="Pictures/20000007000020C4000018B5E949284B.svm"/>
  <manifest:file-entry manifest:media-type="" manifest:full-path="Pictures/2000000700003EA3000024972D164C2E.svm"/>
  <manifest:file-entry manifest:media-type="" manifest:full-path="Pictures/2000000700003A4C000024CC10047849.svm"/>
  <manifest:file-entry manifest:media-type="" manifest:full-path="Pictures/20000007000028000000232547A02986.svm"/>
  <manifest:file-entry manifest:media-type="" manifest:full-path="Pictures/20000007000030C900001B3000C9EE4D.svm"/>
  <manifest:file-entry manifest:media-type="" manifest:full-path="Pictures/200000070000578B000020F961061454.svm"/>
  <manifest:file-entry manifest:media-type="" manifest:full-path="Pictures/20000007000037670000230A588CAF75.svm"/>
  <manifest:file-entry manifest:media-type="" manifest:full-path="Pictures/200000070000279700001C3856BFA0A5.svm"/>
  <manifest:file-entry manifest:media-type="" manifest:full-path="Pictures/2000000700003221000023A961B63862.svm"/>
  <manifest:file-entry manifest:media-type="" manifest:full-path="Pictures/200000070000362900001F03CAC7D2D1.svm"/>
  <manifest:file-entry manifest:media-type="" manifest:full-path="Pictures/2000000700003EBD00002251BEEAE2CD.svm"/>
  <manifest:file-entry manifest:media-type="" manifest:full-path="Pictures/200000070000441D000025A054AD3A62.svm"/>
  <manifest:file-entry manifest:media-type="" manifest:full-path="Pictures/2000000700002E190000212E8BC36567.svm"/>
  <manifest:file-entry manifest:media-type="" manifest:full-path="Pictures/20000007000038050000212EFE1AA4D6.svm"/>
  <manifest:file-entry manifest:media-type="" manifest:full-path="Pictures/20000007000038BF000024E79D2169C0.svm"/>
  <manifest:file-entry manifest:media-type="" manifest:full-path="Pictures/20000007000014780000200B9734F500.svm"/>
  <manifest:file-entry manifest:media-type="" manifest:full-path="Pictures/2000000700001A0D00001DFA650B5E39.svm"/>
  <manifest:file-entry manifest:media-type="" manifest:full-path="Pictures/2000000700002FA60000163A176B8B65.svm"/>
  <manifest:file-entry manifest:media-type="" manifest:full-path="Pictures/2000000700002DCA00001AABA5C5E83E.svm"/>
  <manifest:file-entry manifest:media-type="" manifest:full-path="Pictures/2000000700003A80000022A139542A9E.svm"/>
  <manifest:file-entry manifest:media-type="" manifest:full-path="Pictures/2000000700002A46000025BA115C750C.svm"/>
  <manifest:file-entry manifest:media-type="" manifest:full-path="Pictures/2000000700003B54000020F9E45A437F.svm"/>
  <manifest:file-entry manifest:media-type="" manifest:full-path="Pictures/20000007000039FC00001830417FC800.svm"/>
  <manifest:file-entry manifest:media-type="" manifest:full-path="Pictures/200000070000364400001F03F6B67F1C.svm"/>
  <manifest:file-entry manifest:media-type="" manifest:full-path="Pictures/20000007000041D700002462097CB699.svm"/>
  <manifest:file-entry manifest:media-type="" manifest:full-path="Pictures/2000000700003E5300002374033B6E09.svm"/>
  <manifest:file-entry manifest:media-type="" manifest:full-path="Pictures/20000007000039C7000021499B2542F0.svm"/>
  <manifest:file-entry manifest:media-type="" manifest:full-path="Pictures/2000000700002B4F000011C87B7533A8.svm"/>
  <manifest:file-entry manifest:media-type="" manifest:full-path="Pictures/2000000700002E19000017ACCAF0716C.svm"/>
  <manifest:file-entry manifest:media-type="" manifest:full-path="Pictures/20000007000038A40000208F78355C48.svm"/>
  <manifest:file-entry manifest:media-type="" manifest:full-path="Pictures/20000007000031B700001C1E4FFA9C4A.svm"/>
  <manifest:file-entry manifest:media-type="" manifest:full-path="Pictures/2000000700002A96000020F9A2EF0FC8.svm"/>
  <manifest:file-entry manifest:media-type="" manifest:full-path="Pictures/2000000700003943000023C4B2596ECD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style:text-autospace="none"/>
      <style:text-properties fo:color="#000000" style:font-name="Times New Roman1" fo:font-size="12pt" fo:background-color="#ffff00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style:text-autospace="none"/>
      <style:text-properties fo:color="#000000"/>
    </style:style>
    <style:style style:name="P7" style:family="paragraph" style:parent-style-name="Standard">
      <style:paragraph-properties style:text-autospace="none"/>
      <style:text-properties fo:color="#000000" fo:background-color="transparen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paragraph-properties style:text-autospace="none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P11" style:family="paragraph" style:parent-style-name="Standard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background-color="#ffff00"/>
    </style:style>
    <style:style style:name="T7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8" style:family="text">
      <style:text-properties style:font-name="Times New Roman1" fo:font-size="11pt" fo:background-color="#ffff00" style:font-name-asian="Times New Roman1" style:font-size-asian="11pt" style:font-name-complex="Times New Roman1" style:font-size-complex="11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1" fo:font-size="12pt" fo:background-color="#ffff00" style:font-name-asian="Times New Roman1" style:font-size-asian="12pt" style:font-name-complex="Times New Roman1" style:font-size-complex="12pt"/>
    </style:style>
    <style:style style:name="T11" style:family="text">
      <style:text-properties style:font-name="Arial1" fo:font-size="11pt" style:font-name-asian="Arial1" style:font-size-asian="11pt" style:font-name-complex="Arial1" style:font-size-complex="11pt"/>
    </style:style>
    <style:style style:name="T12" style:family="text">
      <style:text-properties style:font-name="Arial1" fo:font-size="11pt" fo:background-color="#ffff00" style:font-name-asian="Arial1" style:font-size-asian="11pt" style:font-name-complex="Arial1" style:font-size-complex="11pt"/>
    </style:style>
    <style:style style:name="T1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9 -1 GI - General Structure and Function</text:p>
      <text:p text:style-name="Standard"><draw:frame draw:style-name="fr1" draw:name="graphics1" text:anchor-type="paragraph" svg:x="0.053cm" svg:y="0cm" svg:width="13.402cm" svg:height="4.609cm" draw:z-index="0"><draw:image xlink:href="Pictures/20000007000039FC00001830417FC800.svm" xlink:type="simple" xlink:show="embed" xlink:actuate="onLoad"/></draw:frame>&gt; brings nutrients, electrolytes and water into the body, moving it from our external environment to <text:tab/>the inside of the body and then into the bloodstream for delivery to all the cells of the body. <text:line-break/>&gt;a tube ~ 5 m in length</text:p>
      <text:p text:style-name="Standard"><draw:frame draw:style-name="fr2" draw:name="graphics2" text:anchor-type="paragraph" svg:width="14.66cm" svg:height="9.156cm" draw:z-index="1"><draw:image xlink:href="Pictures/2000000700003943000023C4B2596ECD.svm" xlink:type="simple" xlink:show="embed" xlink:actuate="onLoad"/></draw:frame><text:tab/>→ opening at the top = <text:s/>mouth; at the end of the tube = anus <text:line-break/><text:tab/>→ converts complex foods into simple molecules which can be used by the cells of the <text:tab/><text:tab/><text:tab/>body for fuel – amino acids and simple sugars<text:line-break/>&gt; first, these complex food materials enter through the mouth; we chew on them and break them <text:tab/>down into smaller and smaller particles</text:p>
      <text:p text:style-name="Standard"><text:tab/>→ this increases the surface area of the particle and allows enzymes to do their work<text:line-break/><text:tab/>→ this material then is very rapidly transmitted from the oral cavity through the esophagus <text:tab/><text:tab/> to the stomach<text:line-break/>&gt; at the stomach, process of digestion begins – converting the complex materials into polypeptides <text:tab/>and then from polypeptides into amino acids<text:line-break/><text:tab/>→ digestion occurs within the stomach, but also within the next region – the small intestine <text:line-break/>&gt; in the small intestine we further break down these particles to very simple molecules such as <text:tab/>glucose and amino acids. <text:line-break/><text:tab/>→ then, we're going to absorb these small molecules across the epithelial cells, which line <text:tab/><text:tab/>this tube, and they enter into the body. <text:line-break/>&gt; material that's left over is released from the anus as fecal material – waste products that cannot be <text:tab/>used by the body. <text:line-break/>&gt; in a typical day you take in ~1-2 L of solids as well as fluid in a given meal, and as it passes <text:tab/>through the GI tract you will add about seven litres of secretions<text:line-break/><text:tab/>→ acids, buffers and enzymes</text:p>
      <text:p text:style-name="Standard"><text:soft-page-break/><text:tab/>→ as it moves through the small intestine,we could have as much as 9 L fluid <text:line-break/><text:tab/>→ most of this fluid is reabsorbed as it moves through the small intestine &amp; into the large <text:tab/><text:tab/>intestine, and so we end up with only ~200-500 mL fecal matter <text:line-break/>&gt; along the GI tract, regions have specific functions<text:line-break/><text:tab/>→ material moves in a unidirectional manner due to smooth muscle contraction which is, <text:tab/><text:tab/>propelling the bolus of food through the tract. <text:line-break/>&gt; in addition to the GI tract itself, we have other organs which help in this process of processing <text:tab/>food</text:p>
      <text:p text:style-name="Standard"><text:tab/>→ salivary gland – secretes saliva which moistens the food particle as it coming in through <text:tab/><text:tab/>the mouth for chewing, and that allows the food particle to easily slide down the <text:tab/><text:tab/><text:tab/>esophagus to the stomach. <text:line-break/><text:tab/>→ the liver and pancreas – these two organs secrete materials which aid in the digestion of <text:tab/><text:tab/>the foodstuffs within the GI tract itself<text:line-break/><text:tab/><text:tab/>&gt;&gt; <text:s/>predominantly within the small intestine<text:line-break/>&gt; there are also specific sphincters gating entry and exit from the tract. <text:line-break/><text:tab/>→ at the top, we have a voluntary sphincter, which is for swallowing, and at the bottom, we <text:tab/><text:tab/>have a voluntary sphincter for defectation<text:line-break/><text:tab/><text:tab/>&gt;&gt; skeletal muscle sphincters at the top and at the bottom of the tube<text:line-break/><text:tab/>→ smooth muscle sphincters in the tract as well – involuntary sphincters</text:p>
      <text:p text:style-name="Standard"><text:tab/><text:tab/>&gt;&gt; between the esophagus and the stomach</text:p>
      <text:p text:style-name="Standard"><text:tab/><text:tab/>&gt;&gt; between the stomach and the beginning of the small intestine, the duodenum<text:line-break/><text:tab/><text:tab/>&gt;&gt; between one region of the colon and the anus <text:line-break/>&gt; as food materials move along the tract, we change the actual structure of these materials and then <text:tab/>absorb the materials and so that, at the end, we have waste product which is not useful to <text:line-break/><text:tab/>the body &amp; is expelled </text:p>
      <text:p text:style-name="Standard">&gt; anatomy of the GI tract</text:p>
      <text:p text:style-name="Standard"><draw:frame draw:style-name="fr2" draw:name="graphics3" text:anchor-type="paragraph" svg:width="14.499cm" svg:height="8.334cm" draw:z-index="2"><draw:image xlink:href="Pictures/20000007000038A40000208F78355C48.svm" xlink:type="simple" xlink:show="embed" xlink:actuate="onLoad"/></draw:frame></text:p>
      <text:p text:style-name="Standard">&gt; a muscular tube. <text:line-break/><text:tab/>→ on the outermost region of the tube, we have two layers of smooth muscle oriented <text:tab/><text:tab/><text:tab/>perpendicularly to each other</text:p>
      <text:p text:style-name="Standard"><text:tab/><text:tab/>&gt;&gt; inner layer is oriented circumferentially around the lumen – so when it contracts <text:tab/><text:tab/><text:tab/>it makes the diameter of the tube smaller; conversely, if it relaxes it will make <text:tab/><text:tab/><text:tab/>the diameter of the tube larger. <text:line-break/><text:tab/><text:tab/>&gt;&gt; the outermost layer is oriented along the long axis of the tube – when it contracts, <text:tab/><text:tab/><text:tab/>it shortens the tube – this allows for peristaltic movement<text:line-break/><text:soft-page-break/><text:tab/>→ the innermost aspect of the tube is a lumen where the food particles are are first delivered <text:tab/>→ surrounding the lumen is an epithelium, a simple layer of cells (see sketch at upper right <text:tab/><text:tab/>in diagram above) <text:line-break/><text:tab/><text:tab/>&gt;&gt; at the top of the tract there's multiple layers of cells, which are very flat and very <text:tab/><text:tab/><text:tab/>much like what you see on your skin – a wear-and-tear surface made to deal <text:tab/><text:tab/><text:tab/>with abrasion from food materials coming in, a conduit from the mouth down <text:tab/><text:tab/><text:tab/>to the esophagus, down to the stomach</text:p>
      <text:p text:style-name="Standard"><text:tab/><text:tab/><text:tab/>→ no absorption and no secretion happen here<text:line-break/><text:tab/><text:tab/><text:tab/>→ there's a similar type of epithelium on the anus, at the bottom of the tube<text:line-break/><text:tab/><text:tab/>&gt;&gt; in the stomach, the epithelium is a single layer of secretory cells </text:p>
      <text:p text:style-name="Standard"><text:tab/><text:tab/>&gt;&gt; in the small intestine, there's also a single layer of cells, but here we have an <text:tab/><text:tab/><text:tab/><text:tab/>absorptive function – moving the smaller particles, which we have generated <text:tab/><text:tab/><text:tab/>in the lumen of the tract, across these cells and into the body</text:p>
      <text:p text:style-name="Standard"><draw:frame draw:style-name="fr1" draw:name="graphics4" text:anchor-type="paragraph" svg:x="0.132cm" svg:y="0.91cm" svg:width="11.393cm" svg:height="5.532cm" draw:z-index="3"><draw:image xlink:href="Pictures/2000000700002DCA00001AABA5C5E83E.svm" xlink:type="simple" xlink:show="embed" xlink:actuate="onLoad"/></draw:frame>&gt; stomach</text:p>
      <text:p text:style-name="Standard">&gt; what secretions the stomach makes and how it starts the process of <text:s/>digestion – next time we'll <text:line-break/><text:tab/>talk about how this process is regulated<text:line-break/>&gt; essentially 3 types of cells in the major portion of the stomach – the fundic region of the stomach. <text:line-break/><text:tab/>→ the cells which are on the surface, facing the lumen, are called surface cells and, and then <text:tab/><text:tab/>going down into the glands, into the invaginations, are the neck cells</text:p>
      <text:p text:style-name="Standard"><draw:frame draw:style-name="fr1" draw:name="graphics5" text:anchor-type="paragraph" svg:x="-0.113cm" svg:y="0.423cm" svg:width="5.637cm" svg:height="5.636cm" draw:z-index="4"><draw:image xlink:href="Pictures/2000000700001A0D00001DFA650B5E39.svm" xlink:type="simple" xlink:show="embed" xlink:actuate="onLoad"/></draw:frame><text:tab/><text:tab/>&gt;&gt; surface cells and the neck cells are secreting mucus – a complex-carbohydrate <text:tab/><text:tab/><text:tab/>containing material, which is a protective coating that prevents the acid <text:s/><text:line-break/><text:tab/><text:tab/><text:tab/>generated by by the stomach from eroding through this epithelial layer<text:line-break/><text:tab/>→ second type of cell is called the parietal cell and the parietal cells are located <text:s/>within the <text:tab/><text:tab/>glands themselves<text:line-break/><text:tab/><text:tab/>&gt;&gt; <text:s/>two major functions – (1) make HCL acid, which starts he digestion of protein; <text:tab/><text:tab/><text:tab/>(2) make intrinsic factor – a carrier that binds vitamin B12 which in humans <text:tab/><text:tab/><text:tab/>must come from the diet &amp; is absolutely necessary for making red blood cells <text:line-break/><text:tab/><text:tab/><text:tab/>– B12 from the diet binds to this intrinsic factor and then it passes through the <text:soft-page-break/><text:tab/><text:tab/><text:tab/>small intestine, to the distal region of the small intestine, which is called the <text:line-break/><text:tab/><text:tab/><text:tab/>ileum; in the ileum, that carrier then, has a receptor, and so the vitamin B12, <text:tab/><text:tab/><text:tab/>can move across the ileo-epithelial cells into the body. <text:line-break/><text:tab/><text:tab/><text:tab/>→ no intrinsic factor = pernicious anemia; can't make the RBCs &amp; thus lower <text:tab/><text:tab/><text:tab/><text:tab/>oxygen carrying capacity within the body. <text:line-break/><text:tab/>→ third type of cell in this region of the stomach are called chief cells and the chief cells sit <text:tab/><text:tab/>down in the very base of the glands</text:p>
      <text:p text:style-name="Standard"><draw:frame draw:style-name="fr1" draw:name="graphics6" text:anchor-type="paragraph" svg:x="0.219cm" svg:y="0.026cm" svg:width="4.711cm" svg:height="5.779cm" draw:z-index="5"><draw:image xlink:href="Pictures/20000007000014780000200B9734F500.svm" xlink:type="simple" xlink:show="embed" xlink:actuate="onLoad"/></draw:frame><text:line-break/><text:tab/><text:tab/>&gt;&gt; chief cells secrete pepsinogen – inactive form of the enzyme pepsin</text:p>
      <text:p text:style-name="Standard"><text:tab/><text:tab/><text:tab/>→ -ogen suffix = <text:s/>inactive enzyme precursor; class is called zymogens <text:line-break/><text:tab/><text:tab/>&gt;&gt; when secreted into the lumen of the stomach, in the presence of acid the <text:tab/><text:tab/><text:tab/><text:tab/>pepsinogen is converted to pepsin – requires HCL &amp; very acidic <text:line-break/><text:tab/><text:tab/><text:tab/>conditions <text:tab/><text:tab/></text:p>
      <text:p text:style-name="Standard"><text:tab/><text:tab/>&gt;&gt; pepsin starts to break down protein into polypeptides – this enzyme starts <text:tab/><text:tab/><text:tab/><text:tab/>digestion</text:p>
      <text:p text:style-name="Standard">&gt; secretion of acid</text:p>
      <text:p text:style-name="Standard"><draw:frame draw:style-name="fr2" draw:name="graphics7" text:anchor-type="paragraph" svg:width="14.34cm" svg:height="8.493cm" draw:z-index="6"><draw:image xlink:href="Pictures/20000007000038050000212EFE1AA4D6.svm" xlink:type="simple" xlink:show="embed" xlink:actuate="onLoad"/></draw:frame>&gt; secretion of, of gastric acid is done by the parietal cells – diagram shows a parietal cell, where the <text:tab/>lumen of the stomach is on the right and the surface facing the blood is on the left; the apical <text:tab/>portion faces the lumen, and the basal side faces the blood<text:line-break/><text:tab/>→ these cells are use a reaction dependent on carbonic anhydrase to generate protons<text:line-break/><text:tab/><text:tab/>&gt;&gt; these protons are what's then moved into the lumen of the stomach, and that's <text:tab/><text:tab/><text:tab/>going to give us our acid<text:line-break/><text:tab/>→ the enzyme is able to take CO2, which comes from the blood (passing across the plasma <text:soft-page-break/><text:tab/><text:tab/>membrane of parietal cells), and this CO2 reacts with water in the presence of <text:tab/><text:tab/><text:tab/>carbonic anhydrase to produce bicarbonate and a proton. <text:line-break/><text:tab/>→ the proton is extruded from the cells into the lumen by a pump – an ATPase, and this <text:line-break/><text:tab/><text:tab/>particular ATPase is a hydrogen-potassium ATPase – the proton pump. <text:line-break/><text:tab/>→ the bicarbonate from the carbonic anhydrase reaction is extruded from the cells and <text:tab/><text:tab/><text:tab/>enters into the blood in exchange for Cls – <text:s/>we use an anti-porter to move <text:tab/><text:tab/><text:tab/>bicarbonate out of the cells and Cl into the cells. <text:line-break/><text:tab/>→ the Cl will diffuse across the cells and leave the cells to enter in the lumen of the <text:tab/><text:tab/><text:tab/>stomach, so we now have Cl and H+ within the lumen of the stomach, and so we <text:tab/><text:tab/>have just generated hydrochloric acid<text:line-break/><text:tab/>→ to keep the proton pump active, we have to have K, and this K is furnished by the Na-<text:tab/><text:tab/>K <text:s/>ATPase on the basal surface of these cells<text:line-break/><text:tab/><text:tab/>&gt;&gt; K comes into the cells from the blood; K will then be extruded from the cell <text:tab/><text:tab/><text:tab/><text:tab/>through the leak channel, and then K is used by the pump to move K into the <text:tab/><text:tab/><text:tab/>cell and the proton out of the cell and into the lumen. <text:line-break/>&gt; pH of this region can get as low as a 2 (logarithmic scale for free hydrogen ions) – extremely <text:tab/>concentrated, a very strong acid. <text:line-break/>&gt; acid is made by the stomach under two conditions<office:annotation><dc:creator>Unknown Author</dc:creator><dc:date>2013-04-23T12:35:28</dc:date><text:p text:style-name="P14"><text:span text:style-name="T13">No 2</text:span><text:span text:style-name="T14">nd</text:span><text:span text:style-name="T13"> condition discussed here</text:span></text:p></office:annotation><text:line-break/><text:tab/>→ in the fed state, we increase the amount of acid that's made; cells are sensing the food is <text:tab/><text:tab/>present and they're going to be making a lot of HCL; by 90 minutes after eating, we <text:line-break/><text:tab/><text:tab/>have a peak of secretion of acid within this region of the stomach, and then the peak <text:tab/><text:tab/>acid output drops by 4 hours after a meal to a basal amount of acid </text:p>
      <text:p text:style-name="Standard"><draw:frame draw:style-name="fr2" draw:name="graphics8" text:anchor-type="paragraph" svg:width="10.903cm" svg:height="8.44cm" draw:z-index="7"><draw:image xlink:href="Pictures/2000000700002A96000020F9A2EF0FC8.svm" xlink:type="simple" xlink:show="embed" xlink:actuate="onLoad"/></draw:frame><text:line-break/><text:tab/>→ pH of the area is changing, as well – initially we have a movement from a very acidic <text:tab/><text:tab/>condition, that is a pH of 2, up towards a pH of 5, moving toward a basic condition <text:tab/><text:tab/>because of protons binding to the food materials coming into the stomach lumen – <text:tab/><text:tab/>the food is buffering the free protons<text:line-break/><text:tab/><text:tab/>&gt;&gt; as food leaves the stomach slowly to enter into the small intestine, the amount of <text:tab/><text:tab/><text:tab/>free protons increases and our pH falls; by 2-4 hours after eating, we <text:line-break/><text:tab/><text:tab/><text:tab/>have again a very low pH within the lumen<text:line-break/>&gt; next time, we're going to talk about how we control turning on the production of acid when we <text:tab/>have food coming into the body and how we turn off the production of acid when we don't <text:tab/>need very high amounts of acid because the stomach is empty</text:p>
      <text:p text:style-name="Standard"/>
      <text:p text:style-name="Standard"/>
      <text:p text:style-name="Standard"><draw:frame draw:style-name="fr1" draw:name="graphics9" text:anchor-type="paragraph" svg:x="0.026cm" svg:y="0cm" svg:width="14.937cm" svg:height="7.151cm" draw:z-index="8"><draw:image xlink:href="Pictures/2000000700003EBD00002251BEEAE2CD.svm" xlink:type="simple" xlink:show="embed" xlink:actuate="onLoad"/></draw:frame><text:soft-page-break/></text:p>
      <text:p text:style-name="Standard">In-video Quiz: </text:p>
      <text:p text:style-name="P2">Consider the following case. A 21 year old male develops severe vomiting for 48 hours. </text:p>
      <text:p text:style-name="P2"/>
      <text:p text:style-name="P2">1. Will this change his acid-base status and if so, how?</text:p>
      <text:p text:style-name="P2">A. Yes. Metabolic acidosis</text:p>
      <text:p text:style-name="P3">B. Yes. Metabolic alkalosis <office:annotation><dc:creator>Unknown Author</dc:creator><dc:date>2013-04-23T12:42:58</dc:date><text:p text:style-name="P14"><text:span text:style-name="T13">Throwing off hydrogen ions in stomach acid will lead them to be drawn from elsewhere in the blood, leading to less available overall &amp; a general decrease in acidity</text:span></text:p></office:annotation></text:p>
      <text:p text:style-name="P2">C. No. acid-base status remains unchanged</text:p>
      <text:p text:style-name="P2"><text:s/></text:p>
      <text:p text:style-name="P2">2. Will this alter his minute ventilation and if so, how?</text:p>
      <text:p text:style-name="P2">A. increased minute ventilation</text:p>
      <text:p text:style-name="P3">B. decreased minute ventilation<office:annotation><dc:creator>Unknown Author</dc:creator><dc:date>2013-04-23T12:41:04.01</dc:date><text:p text:style-name="P14"><text:span text:style-name="T13">Blood is already alkaline, breathing only makes it more so</text:span></text:p></office:annotation></text:p>
      <text:p text:style-name="P2">C. minute ventilation is unchanged </text:p>
      <text:p text:style-name="P2"/>
      <text:p text:style-name="P2">3. <text:s/>Acid secretion by the parietal cells involves the primary active transport of H+ in exchange for: <text:s/></text:p>
      <text:p text:style-name="P2">A. Na</text:p>
      <text:p text:style-name="P2">B. Cl</text:p>
      <text:p text:style-name="P3">C. K<text:span text:style-name="T1">+</text:span><text:span text:style-name="T1"><office:annotation><dc:creator>Unknown Author</dc:creator><dc:date>2013-04-23T12:41:54.01</dc:date><text:p text:style-name="P14"><text:span text:style-name="T13">See p. 4 notes</text:span></text:p></office:annotation></text:span></text:p>
      <text:p text:style-name="P8"><text:span text:style-name="T2">D. HCO3</text:span><text:span text:style-name="T3">+</text:span></text:p>
      <text:p text:style-name="P10"/>
      <text:p text:style-name="P1">Week 9 -2 GI - Regulation of Acid Secretion</text:p>
      <text:p text:style-name="Standard"><draw:frame draw:style-name="fr3" draw:name="graphics10" text:anchor-type="paragraph" svg:width="12.197cm" svg:height="5.69cm" draw:z-index="9"><draw:image xlink:href="Pictures/2000000700002FA60000163A176B8B65.svm" xlink:type="simple" xlink:show="embed" xlink:actuate="onLoad"/></draw:frame>&gt; gastric ulcers = erosion of the stomach epithelium, allowing the acid then into the tissues which <text:tab/>underlie it <text:line-break/>&gt; acid secretion is done in parietal cells as discussed previously; these cells use the carbonic <text:tab/>anhydrase reaction to convert CO2 and water into bicarbonate and a proton. <text:line-break/><text:tab/>→ bicarbonate and the proton are then moved to opposite sides of the parietal cell. <text:line-break/><text:soft-page-break/><text:tab/>→ <text:s/>the proton is removed from the parietal cell with an ATPase in exchange for K – <text:s/><text:tab/><text:tab/><text:tab/>potassium proton ATPase, the proton pump. <text:line-break/><text:tab/>→ at the same time the bicarbonate that we've generated from this reaction, is moved out of <text:tab/><text:tab/>the base of the cell towards the interstitial space and towards the blood, by a <text:tab/><text:tab/><text:tab/>cotransporter, and this is an anti-porter. <text:line-break/><text:tab/><text:tab/>&gt;&gt; bicarbonate is leaving the cell &amp; extruded <text:s/>toward the blood and we have Cl ions <text:tab/><text:tab/><text:tab/>entering into the cell &amp; exiting the cell through a Cl transporter which is <text:line-break/><text:tab/><text:tab/><text:tab/>on the lumenal surface of the cells and that then allows us to form <text:tab/><text:tab/><text:tab/><text:tab/>hydrochloric acid. <text:line-break/><text:tab/>→ the potassium that's needed to continue the generation of the acid is recycled, and this is <text:tab/><text:tab/>recycled at the lumenal surface, through a K transporter</text:p>
      <text:p text:style-name="Standard"><draw:frame draw:style-name="fr2" draw:name="graphics11" text:anchor-type="paragraph" svg:width="11.8cm" svg:height="8.493cm" draw:z-index="10"><draw:image xlink:href="Pictures/2000000700002E190000212E8BC36567.svm" xlink:type="simple" xlink:show="embed" xlink:actuate="onLoad"/></draw:frame>&gt; how we regulate the acid – secretion is not at a constant level – in fed &amp; fasted states</text:p>
      <text:p text:style-name="Standard"><draw:frame draw:style-name="fr2" draw:name="graphics12" text:anchor-type="paragraph" svg:width="10.135cm" svg:height="7.223cm" draw:z-index="11"><draw:image xlink:href="Pictures/200000070000279700001C3856BFA0A5.svm" xlink:type="simple" xlink:show="embed" xlink:actuate="onLoad"/></draw:frame><text:line-break/><text:tab/>→ right after feeding we will have an increase in the production of acid which will increase <text:tab/><text:tab/>until about 90 minutes after feeding – after this peak acid output, we <text:s/>then have a fall <text:tab/><text:tab/>in the acid production. <text:line-break/><text:tab/>→ at the same time that we have a rise in acid production, we also have a rise in pH, going <text:tab/><text:tab/>from a lumenal pH of two, which is the concentrated hydrochloric acid, to a pH of <text:tab/><text:tab/>five – subsequent to that, the pH will fall <text:line-break/>&gt; why does this pH rise rapidly in the first 30 minutes after feeding? <text:line-break/><text:soft-page-break/><text:tab/>→ as the food is arriving in the lumen of the stomach, the free protons are binding to the <text:tab/><text:tab/>food, so that's removing free protons = <text:s/>rise in pH. <text:line-break/><text:tab/>→ as the food is leaving the stomach, then the pH then falls again to a pH of two,<text:tab/><text:tab/><text:tab/>concentrated acid. <text:line-break/>&gt; this has to be regulated because the acid is very caustic and so the cell does not secrete acid unless <text:tab/>it's being used – thus a very small amount of acid being made in the basal state or in the <text:line-break/><text:tab/>fasting state <text:line-break/>&gt; positive regulation – increasing the production of acid when we need it for feeding, to degrade <text:tab/>food, or to digest food</text:p>
      <text:p text:style-name="Standard"><draw:frame draw:style-name="fr4" draw:name="graphics13" text:anchor-type="paragraph" svg:width="17cm" svg:height="9.391cm" draw:z-index="12"><draw:image xlink:href="Pictures/200000070000441D000025A054AD3A62.svm" xlink:type="simple" xlink:show="embed" xlink:actuate="onLoad"/></draw:frame><text:tab/>→ two phases for the regulation of the acid's secretion. <text:line-break/><text:tab/>→ cephalic phase </text:p>
      <text:p text:style-name="Standard"><text:tab/><text:tab/>&gt;&gt; in this phase, we have a "feed forward." and this phase is governed by the PNS – <text:tab/><text:tab/><text:tab/>if you smell,see, or think about food, that will trigger a release of acid from <text:tab/><text:tab/><text:tab/>the stomach. <text:line-break/><text:tab/><text:tab/>&gt;&gt; <text:s/>the acetylcholine, which is the neurotransmitter of the PNS innervation (vagus <text:tab/><text:tab/><text:tab/>nerve) to the parietal cell, will stimulate the proton pump – so we increase the <text:tab/><text:tab/><text:tab/>activity of the proton pump and make HCl. <text:line-break/><text:tab/><text:tab/>&gt;&gt; cephalic phase also governing another region of the stomach – antral cells/cells in <text:tab/><text:tab/><text:tab/>the antrum called G cells, which secrete the hormone gastrin<text:line-break/><text:tab/><text:tab/><text:tab/>→ indirect regulation of the G cell;when we have PNS activation, the G cell <text:tab/><text:tab/><text:tab/><text:tab/>then will start to secrete gastrin; the gastrin enters into the blood and is <text:tab/><text:tab/><text:tab/><text:tab/>delivered to the parietal cell of the stomach via the blood<text:line-break/><text:tab/><text:tab/><text:tab/><text:tab/>&gt;&gt; binds to the gastrin receptor on the basal surface of the parietal <text:tab/><text:tab/><text:tab/><text:tab/><text:tab/>cells. <text:line-break/><text:tab/><text:tab/><text:tab/><text:tab/>&gt;&gt; gastrin also can increase the activity of the proton pump &amp; <text:tab/><text:tab/><text:tab/><text:tab/><text:tab/><text:tab/>promote the production of acid. <text:line-break/><text:tab/><text:tab/><text:tab/>→ gastrin also works on a neighboring cell to the parietal cell – the ECL or <text:line-break/><text:tab/><text:tab/><text:tab/><text:tab/>enterochromaffin-like cell, which secretes a paracrine called <text:tab/><text:tab/><text:tab/><text:tab/><text:tab/>histamine – secreted into the interstitial tissue surrounding a <text:tab/><text:tab/><text:tab/><text:tab/><text:tab/>neighboring cell<text:line-break/><text:tab/><text:tab/><text:tab/><text:tab/>&gt;&gt; histamine binds to the histamine receptor on the parietal cell, and it <text:tab/><text:tab/><text:tab/><text:tab/><text:tab/>too will increase the activity of the proton pump. <text:line-break/><text:tab/>→ so we have three signals, then, for increasing the production of acid by driving the proton <text:soft-page-break/><text:tab/><text:tab/>pump of the parietal cell – acetylcholine (direct PNS input), <text:s/>gastrin (from the G-cell <text:tab/><text:tab/>of the antrum), and histamine (paracrine from the neighboring ECL cell in the fundic <text:line-break/><text:tab/><text:tab/>region)<text:line-break/>&gt; the cephalic phase accounts for ~ 40% of the acid production during feeding. <text:line-break/>&gt; gastric phase. <text:line-break/><text:tab/>→ in this phase, we have the food arriving in the lumen of the stomach, and we have a <text:line-break/><text:tab/><text:tab/>stretching of the walls of the stomach (can hold ~2L) <text:line-break/><text:tab/>→ as we stretch the walls of the stomach, then the antrum will release gastrin into the <text:tab/><text:tab/><text:tab/>bloodstream, delivered to the parietal cells where it will bind to the gastrin receptor <text:tab/><text:tab/>&amp; increase proton pump activity, just like in the cepahlic phase<text:line-break/><text:tab/><text:tab/>&gt;&gt; gastrin also is going to bind to the gastrin receptor on the ECL cell and it'll cause <text:tab/><text:tab/><text:tab/>that cell to secrete histamine, which then binds to the histamine receptor of <text:tab/><text:tab/><text:tab/>the neighboring parietal cell and increases the proton pump activity. <text:line-break/><text:tab/>→ gastric phase accounts for ~ 60% of the acid production during feeding <text:line-break/>&gt; negative feedback on acid production – mediated by H+ (free protons)</text:p>
      <text:p text:style-name="Standard"><draw:frame draw:style-name="fr2" draw:name="graphics14" text:anchor-type="paragraph" svg:width="10.239cm" svg:height="8.998cm" draw:z-index="13"><draw:image xlink:href="Pictures/20000007000028000000232547A02986.svm" xlink:type="simple" xlink:show="embed" xlink:actuate="onLoad"/></draw:frame><text:tab/>→ the proton itself is going to feed back and turn off the secretion of gastrin, as shown in <text:tab/><text:tab/>this diagram <text:line-break/><text:tab/>→ negative feedback is occurring in the antrum of the stomach, where there is a proton <text:tab/><text:tab/><text:tab/>receptor sitting on a cell called the D cell, and this D cell secretes somatostatin. <text:line-break/><text:tab/><text:tab/>&gt;&gt; somatostatin is going to act as a paracrine and will bind to its neighboring cell, <text:tab/><text:tab/><text:tab/>which is the G Cell – the secretory source of gastrin. <text:line-break/><text:tab/><text:tab/>&gt;&gt; somatostatin in the body is always a negative, an inhibitory factor. <text:line-break/><text:tab/>→ we have a second signal, coming from the beginning of the small intestine – the <text:line-break/><text:tab/><text:tab/>duodenum<text:tab/><text:tab/></text:p>
      <text:p text:style-name="Standard"><text:tab/><text:tab/>&gt;&gt; the hormone secretin, which arrives via the blood to the G cells within the antrum <text:tab/><text:tab/><text:tab/>&amp; will bind to the secretin receptor present on the basal surface of the G Cell. <text:line-break/><text:tab/><text:tab/>&gt;&gt; secretin also inhibits the secretion of gastrin </text:p>
      <text:p text:style-name="Standard"><text:tab/><text:tab/>&gt;&gt; secretion triggered by the arrival of acidic chyme<text:line-break/><text:tab/>→ so two signals that inhibit the secretion of gastrin from the G cell of the antrum<text:line-break/><text:tab/><text:tab/>(1) hormone secretin <text:line-break/><text:tab/><text:tab/>(2) paracrine coming from the D cell, somatostatin</text:p>
      <text:p text:style-name="Standard">&gt; ulcers – causes &amp; treatment</text:p>
      <text:p text:style-name="Standard"/>
      <text:p text:style-name="Standard"/>
      <text:p text:style-name="Standard"><text:soft-page-break/></text:p>
      <text:p text:style-name="Standard"><draw:frame draw:style-name="fr1" draw:name="graphics15" text:anchor-type="paragraph" svg:x="0.093cm" svg:y="0cm" svg:width="12.211cm" svg:height="5.726cm" draw:z-index="14"><draw:image xlink:href="Pictures/20000007000031B700001C1E4FFA9C4A.svm" xlink:type="simple" xlink:show="embed" xlink:actuate="onLoad"/></draw:frame><text:tab/>→ the mucous barrier lining the stomach is resistant to acid, and as long as it's there, the <text:tab/><text:tab/>epithelial cells which are sitting beneath it are protected to against the low pH of <text:line-break/><text:tab/><text:tab/>the lumen. <text:line-break/><text:tab/><text:tab/>&gt;&gt; between the cells and the mucous barrier, there's actually a very small <text:tab/><text:tab/><text:tab/><text:tab/><text:tab/>compartment with a pH that's neutral</text:p>
      <text:p text:style-name="Standard"><text:tab/>→ if something disrupts that mucous barrier, then the acid is able to reach the epithelial <text:line-break/><text:tab/><text:tab/>cells &amp; will degrade them</text:p>
      <text:p text:style-name="Standard">&gt; NSAIDs (non-steroidal anti inflammatory drugs) can cause loss of this barrier – they prevent the <text:tab/>generation of the barrier through a second system that includes prostaglandins</text:p>
      <text:p text:style-name="Standard">&gt; for many years it was thought that the people who were developing ulcers were very nervous, <text:tab/>highly stressed individuals</text:p>
      <text:p text:style-name="Standard"><text:tab/>→ Australian pathologist started cadaver dissections in which he realized that many of them <text:line-break/><text:tab/><text:tab/>had some type of an infection within the stomach in addition to their ulcers<text:line-break/><text:tab/>→ came up with a theory that perhaps ulcer formation was due to an infection – he isolated <text:tab/><text:tab/>the <text:span text:style-name="T4">Heliobacterium pylori</text:span><text:span text:style-name="T5"> – his plan to treat with antibiotics was dismissed in favor <text:tab/><text:tab/>of the standard view, although he eventually received a Nobel prize</text:span></text:p>
      <text:p text:style-name="Standard"><text:span text:style-name="T5"><text:tab/>→ eventually ID'd as a</text:span> causal agent – in the infected individual, then the bug <text:s/>will go <text:tab/><text:tab/><text:tab/>between the mucosal barrier and the epithelium, and will live within that neutral zone <text:tab/><text:tab/>between these two compartments, eventually cause erosion of the mucosal barrier, so <text:tab/><text:tab/>that's what leads it eventually to ulcers. <text:line-break/><text:tab/>→ ~50% of the population is infected by <text:span text:style-name="T4">H. pylori</text:span><text:span text:style-name="T5">, but only 15%</text:span> of these individuals ever <text:tab/><text:tab/>develop any symptoms of ulcers. <text:line-break/>&gt; ulcer treatment usually takes one of three forms<text:line-break/><text:tab/>→ bicarbonate – immediately titrating or neutralizing the acid in the stomach (e.g., TUMS)<text:line-break/><text:tab/>→ histamine antagonist – a drug that binds to the histamine receptor on the parietal cells <text:tab/><text:tab/>and prevents the histamine receptor from activating the proton pump. <text:line-break/><text:tab/><text:tab/>&gt;&gt; these individuals will make acid, but they don't make as much acid as they <text:line-break/><text:tab/><text:tab/><text:tab/>would in the absence of the drug.<text:line-break/><text:tab/>→ proton-pump inhibitor – prevent the synthesis of the proton pump; takes ~ 24-48 hours <text:tab/><text:tab/>because the proton pump has a half life for the time it takes to be replenished on the <text:tab/><text:tab/>cell surface – if you prevent its synthesis, eventually the proton pump is lost from <text:line-break/><text:tab/><text:tab/>the cell surface and there is no new proton pump to replace it. <text:line-break/><text:tab/><text:tab/>&gt;&gt; cannot make acid – you've inhibited the entire process by removing the proton <text:tab/><text:tab/><text:tab/>pump, but delayed effect and the individuals then have to wait 24 to 48 <text:line-break/><text:tab/><text:tab/><text:tab/>hours for it to be effective<text:line-break/><text:line-break/></text:p>
      <text:p text:style-name="Standard"/>
      <text:p text:style-name="Standard"><draw:frame draw:style-name="fr1" draw:name="graphics16" text:anchor-type="paragraph" svg:x="0.099cm" svg:y="0.09cm" svg:width="11.843cm" svg:height="6.047cm" draw:z-index="15"><draw:image xlink:href="Pictures/200000070000364400001F03F6B67F1C.svm" xlink:type="simple" xlink:show="embed" xlink:actuate="onLoad"/></draw:frame><text:soft-page-break/>In-Video Questions for Week 9 (The GI System), Lecture 2</text:p>
      <text:p text:style-name="Standard"/>
      <text:p text:style-name="Standard">1. What side effect would you predict from chronic use of a proton pump inhibitor?</text:p>
      <text:p text:style-name="P9"><text:s/>A. increased gastrin secretion<office:annotation><dc:creator>Unknown Author</dc:creator><dc:date>2013-04-23T14:10:19.01</dc:date><text:p text:style-name="P14"><text:span text:style-name="T13">Gastrin increases proton-pump activity – the inhibitor = decreased acid production, so the gastrin tried to turn acid production up</text:span></text:p></office:annotation></text:p>
      <text:p text:style-name="Standard"><text:s/>B. increased plasma pH</text:p>
      <text:p text:style-name="Standard"><text:s/>C. increased pepsin activity</text:p>
      <text:p text:style-name="Standard"><text:s/>D. increased secretin secretion</text:p>
      <text:p text:style-name="Standard"/>
      <text:p text:style-name="Standard">2. Which of the following occurs between meals? </text:p>
      <text:p text:style-name="Standard"><text:s/>A. stomach lumenal pH is highest. </text:p>
      <text:p text:style-name="Standard"><text:s/><text:span text:style-name="T6">B. secretion of somatostatin by D cells is increased.</text:span><text:span text:style-name="T6"><office:annotation><dc:creator>Unknown Author</dc:creator><dc:date>2013-04-23T14:10:55.03</dc:date><text:p text:style-name="P14"><text:span text:style-name="T13">Somatostatin inhibits acid secretion</text:span></text:p></office:annotation></text:span></text:p>
      <text:p text:style-name="Standard"><text:s/>C. concentration of HCl is decreased. </text:p>
      <text:p text:style-name="Standard"><text:s/>D. secretion of gastrin is increased.</text:p>
      <text:p text:style-name="Standard"/>
      <text:p text:style-name="Standard">3. The cephalic phase of gastric HCl secretion is mediated by:</text:p>
      <text:p text:style-name="Standard"><text:s/>A. sympathetic nervous activity</text:p>
      <text:p text:style-name="P9"><text:s/>B. parasympathetic nervous activity</text:p>
      <text:p text:style-name="Standard"><text:s/>C. somatic nervous activity </text:p>
      <text:p text:style-name="P5"/>
      <text:p text:style-name="P1">Week 9 -3 GI - Digestion and Absorption</text:p>
      <text:p text:style-name="Standard"><draw:frame draw:style-name="fr1" draw:name="graphics17" text:anchor-type="paragraph" svg:x="0.034cm" svg:y="0.159cm" svg:width="10.479cm" svg:height="5.715cm" draw:z-index="16"><draw:image xlink:href="Pictures/20000007000030C900001B3000C9EE4D.svm" xlink:type="simple" xlink:show="embed" xlink:actuate="onLoad"/></draw:frame>&gt; in the stomach we secrete acid and this acid acts on the food materials, degrading the protein, and <text:tab/>as it's doing so it makes what's called an acidic chyme. <text:line-break/><text:tab/>→ acidic chyme is going to leave the stomach at a very slow rate and enter the duodenum<text:line-break/><text:tab/>→ slow rate is because the duodenum does not have a barrier that's resistant to acid, so if a <text:tab/><text:tab/>lot of acid is delivered to the beginning of the duodenum, we could get erosion of <text:tab/><text:tab/>that epithelium<text:line-break/><text:tab/><text:tab/>&gt;&gt; instead, the acidic chyme is squeezed out of the stomach ~ 3-4 mL at a time, so <text:line-break/><text:tab/><text:tab/><text:tab/>the acid can be neutralized as it arrives in the duodenum </text:p>
      <text:p text:style-name="Standard"><draw:frame draw:style-name="fr2" draw:name="graphics18" text:anchor-type="paragraph" svg:width="12.832cm" svg:height="9.128cm" draw:z-index="17"><draw:image xlink:href="Pictures/2000000700003221000023A961B63862.svm" xlink:type="simple" xlink:show="embed" xlink:actuate="onLoad"/></draw:frame><text:soft-page-break/><text:tab/>→ usually takes about 4 hours to empty the stomach<text:line-break/><text:tab/>→ second thing that can slow entry of food coming into the duodenum is a fatty meal. <text:line-break/><text:tab/><text:tab/>&gt;&gt; fat tends not to be soluble in water and it tends to float on top of the aqueous <text:line-break/><text:tab/><text:tab/><text:tab/>solution. <text:line-break/><text:tab/><text:tab/>&gt;&gt; the HCL is aqueous and as the acidic chyme is being removed from the stomach. <text:tab/><text:tab/><text:tab/>the fat is tending to float on the surface and is one of the last things then to be <text:tab/><text:tab/><text:tab/>removed from the stomach. <text:line-break/><text:tab/>→ third thing that makes a very slow exiting of material from the stomach into the <text:tab/><text:tab/><text:tab/>duodenum is if you have a hypertonic solution. <text:line-break/><text:tab/><text:tab/>&gt;&gt; stomach walls not permeable to water, so we could actually drink pure water, and <text:tab/><text:tab/><text:tab/>it doesn't affect the movement of water across the walls<text:line-break/><text:tab/><text:tab/>&gt;&gt; hypertonic solution is fine in the stomach but if it goes into the small intestine, <text:tab/><text:tab/><text:tab/> in the small intestine the walls are permeable to water and at all times the <text:tab/><text:tab/><text:tab/>lumen of the intestine, in fact all of the small intestine and the large intestine <text:tab/><text:tab/><text:tab/>are isotonic to the cells <text:line-break/><text:tab/><text:tab/><text:tab/>→ water will move across the cells, from the blood space, across the cells <text:line-break/><text:tab/><text:tab/><text:tab/><text:tab/>and into the lumen, and from the lumen towards the blood, to maintain <text:tab/><text:tab/><text:tab/><text:tab/>this isotonicity<text:line-break/><text:tab/><text:tab/><text:tab/>→ if we quickly add a hypertonic solution to the duodenum, a lot of water <text:line-break/><text:tab/><text:tab/><text:tab/><text:tab/>will move into the lumen as well, and this will stretch the walls of the <text:line-break/><text:tab/><text:tab/><text:tab/><text:tab/>duodenum. <text:line-break/><text:tab/><text:tab/><text:tab/>→ it will be very painful – only type of pain that you perceive from the GI <text:tab/><text:tab/><text:tab/><text:tab/>tract is stretch. <text:line-break/>&gt; small intestine is built in such a way that we have essentially 10m of tubing. <text:line-break/><text:tab/>→ first 10 inches is the duodenum </text:p>
      <text:p text:style-name="Standard"><text:tab/>→ 5 m of jejunum </text:p>
      <text:p text:style-name="Standard"><text:tab/>→ 5 m of ileum<text:line-break/><text:tab/>→ aqueous environment within the lumen where digestion occurs – break down food <text:tab/><text:tab/><text:tab/>materials within the lumen and then we're going to move these materials across the <text:tab/><text:tab/>cells (absorption)</text:p>
      <text:p text:style-name="Standard"><text:tab/><text:tab/>&gt;&gt; both of those processes take time – movement of the chyme, or the, the food <text:tab/><text:tab/><text:tab/><text:tab/> through <text:s/>this particular area of the body is going to be slow – a period of two <text:tab/><text:tab/><text:tab/>to four hours as we move the materials through the small intestine (digestion <text:tab/><text:tab/><text:tab/>and absorption) and into the large intestine (colon – absorption predominantly <text:soft-page-break/><text:tab/><text:tab/><text:tab/>of water and electrolytes)<text:line-break/>&gt; so there is regulated entry of materials into the small intestine, and we're going to be moving <text:tab/>materials from the accessory glands and secreting those materials into the lumen of the small <text:tab/>intestine, where digestion is going to occur. <text:line-break/>&gt; when we have carbohydrates arriving into the duodenum, the epithelium of the duodenum <text:tab/>recognizes that carbohydrates are present within the lumen<text:line-break/><text:tab/>→ sends a hormone signal (actually more than one, but we're looking at this one), <text:s/>the <text:tab/><text:tab/><text:tab/>glucagon-like peptide 1. <text:line-break/><text:tab/><text:tab/>&gt;&gt; GLP 1 works on the islets of the pancreas, which have an endocrine function: <text:tab/><text:tab/><text:tab/>secrete insulin into the blood<text:line-break/><text:tab/><text:tab/>&gt;&gt; GLP 1 does not cause the secretion of the insulin but it potentiates the secretion of <text:tab/><text:tab/><text:tab/>the insulin from the beta cells. <text:line-break/>&gt; in response to fat &amp; peptides, there is a second signal, again coming from the duodenal epithelial <text:tab/>cells</text:p>
      <text:p text:style-name="P13"><text:tab/>→ peptides will cause the duodenum to secrete a hormone which is called cholecystokinin <text:tab/><text:tab/>or CCK. <text:line-break/><text:tab/><text:tab/>&gt;&gt; CCK also works on the pancreas, but it's working on the exocrine cells of the <text:tab/><text:tab/><text:tab/><text:tab/>pancreas; these exocrine cells secrete their inactive enzymes (zymogens) into <text:tab/><text:tab/><text:tab/>a duct, and the duct then delivers the zymogens directly into the lumen of the <text:tab/><text:tab/><text:tab/>duodenum. <text:line-break/><text:tab/><text:tab/>&gt;&gt; when they arrive in the duodenum, there is a protease present, <text:s/>trypsin, and <text:tab/><text:tab/><text:tab/><text:tab/>trypsin can activate all of <text:s/>these inactive enzymes which are coming from the <text:line-break/><text:tab/><text:tab/><text:tab/>pancreas. <text:line-break/><text:tab/>→ second effect that CCK has is on the gall bladder<text:line-break/><text:tab/><text:tab/>&gt;&gt; gallbladder is the storage site for bile, which is a detergent-like molecule <text:line-break/><text:tab/><text:tab/><text:tab/>synthesized by the liver, which is secreting bile continuously and it is stored <text:tab/><text:tab/><text:tab/>within the gallbladder. <text:line-break/><text:tab/><text:tab/>&gt;&gt; when needed, then CCK causes contraction of the gallbladder and expels the bile <text:tab/><text:tab/><text:tab/>directly into a duct, which then delivers the bile to the duodenum. <text:line-break/><text:tab/><text:tab/><text:tab/>→ necessary for the digestion of fats<text:line-break/>&gt; third signalling event in the duodenum is the arrival of acids<text:tab/><text:tab/><text:tab/><text:tab/><text:tab/><text:tab/>→ when we have an acidic chyme coming into the duodenum, then the epithelial cell <text:line-break/><text:tab/><text:tab/>secretes the hormone secretin</text:p>
      <text:p text:style-name="Standard"><text:tab/>→ we've already discussed how secretin mediates a negative feedback to the antral portion <text:tab/><text:tab/>of the stomach where it inhibits the secretion of gastrin by the G-cell. <text:line-break/><text:tab/>→ secretin also sends a signal to the pancreas, and in the pancreas it will cause the duct cells <text:tab/><text:tab/>of the pancreas to secrete bicarbonate. <text:line-break/><text:tab/><text:tab/>&gt;&gt; <text:s/>used to neutralize the acidic chyme that's coming into the lumen of the <text:tab/><text:tab/><text:tab/><text:tab/>duodenum, and in addition is making an alkaline environment. <text:line-break/><text:tab/><text:tab/>&gt;&gt; this alkaline environment is necessary for the optimal activity of all of the <text:tab/><text:tab/><text:tab/><text:tab/>pancreatic enzymes (proteases, lipases, nucleases), which are going to <text:tab/><text:tab/><text:tab/><text:tab/>degrade the food materials</text:p>
      <text:p text:style-name="Standard"><draw:frame draw:style-name="fr1" draw:name="graphics19" text:anchor-type="paragraph" svg:x="0.034cm" svg:y="0.52cm" svg:width="13.496cm" svg:height="6.285cm" draw:z-index="18"><draw:image xlink:href="Pictures/2000000700003B54000020F9E45A437F.svm" xlink:type="simple" xlink:show="embed" xlink:actuate="onLoad"/></draw:frame>&gt; pancreas exocrine cell </text:p>
      <text:p text:style-name="Standard"><text:soft-page-break/><text:tab/>→ exocrine pancreas cells, as I said, will secrete its materials into a duct – cells are sort of in <text:tab/><text:tab/>a cluster; CCK, which is that hormone coming from the duodenum, will cause these <text:tab/><text:tab/>cells to secrete the zymogen granules</text:p>
      <text:p text:style-name="Standard"><text:tab/><text:tab/>&gt;&gt; vesicles full of inactive enzymes, and they will move up to the plasma membrane <text:tab/><text:tab/><text:tab/>surface, and then secrete all of these zymogens, or inactive enzymes, out of <text:tab/><text:tab/><text:tab/>the cells, and they will then enter into the duct<text:line-break/><text:tab/>→ zymogens become activated once they reach the duodenum. <text:line-break/><text:tab/>→ the second effect that will occur is that secretin will causes an increase in secretion of <text:tab/><text:tab/>bicarbonate from the cells that are lining the ducts; delivered to the duodenum, we <text:tab/><text:tab/>neutralize the acidic chyme and we make a an alkaline environment so that the <text:tab/><text:tab/><text:tab/>enzymes which have been delivered into the lumen are now activated at their optimal <text:tab/><text:tab/>pH<text:line-break/>&gt;absorption of water &amp; nutrients – what's happening within the GI tract itself, in particular, what's <text:tab/>happening within the duodenum and in the jejunum (next segment)</text:p>
      <text:p text:style-name="Standard"><draw:frame draw:style-name="fr2" draw:name="graphics20" text:anchor-type="paragraph" svg:width="11.696cm" svg:height="8.204cm" draw:z-index="19"><draw:image xlink:href="Pictures/2000000700002DB00000200B3A2198A2.svm" xlink:type="simple" xlink:show="embed" xlink:actuate="onLoad"/></draw:frame><text:tab/>→ this is where we have most of the digestion of materials occurring within the lumen, and <text:tab/><text:tab/>then we start to absorb these materials across the epithelial cells which line this area. <text:line-break/><text:tab/>→ two points about these epithelial cells</text:p>
      <text:p text:style-name="Standard"><text:tab/><text:tab/>&gt;&gt; there are big folds in the epithelium called villi and there are small folds on the <text:tab/><text:tab/><text:tab/>surfaces of these cells called microvilli. <text:line-break/><text:tab/><text:tab/>&gt;&gt; both serve to increase the absorptive area of this region<text:line-break/><text:tab/>→ on the lumenal surfaces of these cells are transporters of different types </text:p>
      <text:p text:style-name="Standard"><text:tab/><text:tab/>&gt;&gt; glucose sodium co-transporter, SGLT, on the apical surface – moving glucose into <text:tab/><text:tab/><text:tab/>the interior of the cell; digestion of carbohydrate has released glucose, and <text:tab/><text:tab/><text:tab/>now the glucose molecules and sodium are moved into one of these epithelial <text:tab/><text:tab/><text:tab/>cells<text:line-break/><text:tab/><text:tab/><text:tab/>→ as the glucose enters into the cell it's transported across the cell to the <text:tab/><text:tab/><text:tab/><text:tab/><text:tab/>opposite side, to the basal surface and there it exits the cell via a <text:tab/><text:tab/><text:tab/><text:tab/><text:tab/>GLUT transporter <text:line-break/><text:tab/><text:tab/><text:tab/>→ driven by the sodium gradient that's within the cells – secondary active <text:tab/><text:tab/><text:tab/><text:tab/>transport; occurring because on the basal surface of the cells we have <text:tab/><text:tab/><text:tab/><text:tab/>our Na-K ATPase – as the Na is entering the cell, the Na-K <text:tab/><text:tab/><text:tab/><text:tab/><text:tab/>ATPase is extruding it from the cell keeping the gradient very <text:line-break/><text:tab/><text:tab/><text:tab/><text:tab/>low within the cell for sodium. <text:line-break/><text:tab/><text:tab/><text:tab/>→ SGLT enables individuals to become rehydrated very quickly via salt, <text:line-break/><text:tab/><text:tab/><text:tab/><text:tab/>glucose and water<text:line-break/><text:soft-page-break/><text:tab/><text:tab/>&gt;&gt; simple amino acids are moved with co-transporters into the epithelial cells – <text:tab/><text:tab/><text:tab/><text:tab/>again, cross the cell and are extruded at the basal surface with a <text:line-break/><text:tab/><text:tab/><text:tab/>transporter; exit the cells, and then enter into the blood and are delivered to <text:tab/><text:tab/><text:tab/>the liver – again, a secondary active transport in which the Na concentration <text:line-break/><text:tab/><text:tab/><text:tab/>within the cells is kept low by the Na-K ATPase</text:p>
      <text:p text:style-name="Standard"><text:tab/><text:tab/><text:tab/>→ the primary active transport of the Na-K ATPase, when it's coupled to this <text:line-break/><text:tab/><text:tab/><text:tab/><text:tab/>co-transporter, is called secondary active transport of the amino acid<text:line-break/><text:tab/><text:tab/>&gt; another way that amino acids can get across these cells as dipeptides or tripeptides.<text:line-break/><text:tab/><text:tab/><text:tab/>→ they combine to a transporter as well (see H+ on right in diagram), called <text:line-break/><text:tab/><text:tab/><text:tab/><text:tab/>the pep T transporter – it uses a proton instead of Na; as the proton <text:tab/><text:tab/><text:tab/><text:tab/>enters into the cells because of its low gradient, then the peptides <text:tab/><text:tab/><text:tab/><text:tab/><text:tab/>move into the cells, they're piggybacking onto the transporter. <text:line-break/><text:tab/><text:tab/><text:tab/>→ they're degraded to amino acids within the cell and then leave in the basal <text:line-break/><text:tab/><text:tab/><text:tab/><text:tab/>surface by the simple transporters for amino acids – again, this is <text:tab/><text:tab/><text:tab/><text:tab/><text:tab/>secondary active transport<text:line-break/>&gt; as we're moving all of these nutrients across the cells, we're also moving ions across the cells <text:line-break/><text:tab/>and we're moving water, so we have to maintain isotonic conditions within the lumen and <text:tab/>that is done by moving water – as we move these materials water is also traversing the cells <text:tab/>and taken up into the body during feeding. <text:line-break/>&gt; absorption of fat</text:p>
      <text:p text:style-name="Standard"><draw:frame draw:style-name="fr2" draw:name="graphics21" text:anchor-type="paragraph" svg:width="10.821cm" svg:height="9.657cm" draw:z-index="20"><draw:image xlink:href="Pictures/2000000700002A46000025BA115C750C.svm" xlink:type="simple" xlink:show="embed" xlink:actuate="onLoad"/></draw:frame>&gt; fats will be the last thing to leave the stomach, because they float on top of the on top of the acidic <text:tab/>chyme; late after feeding, the fats will enter into the duodenum. <text:line-break/><text:tab/>→ fat droplets, as they enter into the duodenum combined with bile – our detergent, bile is <text:tab/><text:tab/>the molecule that's coming from the liver, via the gallbladder, where it's stored<text:line-break/><text:tab/>→ bile will cause the fat droplets to break into smaller droplets, increasing the surface area <text:tab/><text:tab/>of the droplet; by increasing the surface area of the droplet, the colipase, which is a <text:tab/><text:tab/>protein, can bind to this area in high numbers<text:line-break/><text:tab/><text:tab/>&gt;&gt; then the lipase can act; it is the enzyme that will cleave these fats<text:tab/></text:p>
      <text:p text:style-name="Standard"><text:tab/>→ we break the fat droplets down into free fatty acids, into monoglycerides and there's also <text:tab/><text:tab/>free cholesterol. <text:line-break/><text:tab/><text:tab/>&gt;&gt; these molecules enter into the cells mostly by simple diffusion, but there also <text:tab/><text:tab/><text:tab/><text:tab/>could be some transporters that are active to move this material into the <text:line-break/><text:soft-page-break/><text:tab/><text:tab/>&gt;&gt; once they're inside the cells, the cell resynthesizes the fats into triglycerides. <text:line-break/><text:tab/><text:tab/><text:tab/>→ it combines the triglycerides, cholesterol, and proteins, to form what are <text:tab/><text:tab/><text:tab/><text:tab/>called chylomicrons – very large particles, <text:s/>not able to pass across the <text:tab/><text:tab/><text:tab/><text:tab/>plasma membrane, secreted by the cell at the basal surface<text:line-break/><text:tab/><text:tab/><text:tab/>→ as they enter into the interstitial space, the chylomicrons are so large that <text:line-break/><text:tab/><text:tab/><text:tab/><text:tab/>they cannot get across the epithelium that's lining the blood vessels. <text:line-break/><text:tab/><text:tab/><text:tab/>→ instead the chylomicrons enter into the lymphatic circulation because the <text:tab/><text:tab/><text:tab/><text:tab/>cells that are lining the lymphatic vessels are more leaky than those of <text:tab/><text:tab/><text:tab/><text:tab/>the blood vessels <text:line-break/><text:tab/><text:tab/><text:tab/>→ enter into the lymphatic drainage, which then comes back to the heart, and <text:tab/><text:tab/><text:tab/><text:tab/>the material then will move into the blood circulation at the heart, and <text:tab/><text:tab/><text:tab/><text:tab/>then from there be delivered to the liver. <text:line-break/>&gt; by the time we get to the ileum, this is where most of the absorption occurs within the small <text:tab/>intestine<text:line-break/><text:tab/>→ the primary site where we're removing water across the epithelial cells<text:line-break/><text:tab/>→ water and nutrients, electrolytes, and so forth are being reabsorbed, or absorbed across <text:tab/><text:tab/>the ileum. <text:line-break/><text:tab/><text:tab/>&gt;&gt; the amount of secretions that we have added to the GI tract is as much as seven <text:line-break/><text:tab/><text:tab/><text:tab/>liters – we started with two liters of food, and now we have to reabsorb the <text:tab/><text:tab/><text:tab/>seven liters of fluid, before it arrives into the colon<text:line-break/><text:tab/><text:tab/>&gt;&gt; taken up predominantly along the the jejunum and in the ileum. <text:line-break/><text:tab/>→ ileum also is the site where we remove the bile from the lumen, and take it back up into <text:tab/><text:tab/>the body. <text:line-break/><text:tab/><text:tab/>&gt;&gt; a receptor which recognizes the bile, and the bile is then recycled back to the liver <text:tab/><text:tab/><text:tab/>via the blood. <text:line-break/><text:tab/>→ ileum also has a receptor for intrinsic factor, which was secreted by the parietal cells; <text:s/><text:tab/><text:tab/>this is the carrier for vitamin B12 – <text:s/>ileum is the site where that carrier and vitamin <text:tab/><text:tab/>B12 is then taken up into the body. <text:line-break/>&gt; the large intestine &amp; concentration of waste</text:p>
      <text:p text:style-name="Standard"><draw:frame draw:style-name="fr2" draw:name="graphics22" text:anchor-type="paragraph" svg:width="14.924cm" svg:height="9.419cm" draw:z-index="21"><draw:image xlink:href="Pictures/2000000700003A4C000024CC10047849.svm" xlink:type="simple" xlink:show="embed" xlink:actuate="onLoad"/></draw:frame>&gt; after 7L of fluid &amp; secretions have been reabsorbed, that leaves ~2L <text:s/>of non-digested materials <text:s/>to <text:tab/>be delivered to the large intestine <text:line-break/><text:tab/>→ function of the colon is to concentrate the watery material that arrives there – turn 2L into <text:tab/><text:tab/>200-500 mL to be excreted by removing water; water is going to be moving from the <text:line-break/><text:soft-page-break/><text:tab/><text:tab/>lumen of the colon across the cells which are lining the colon and into the blood. <text:line-break/><text:tab/><text:tab/>&gt;&gt; under normal conditions, this relies on the movement of ions from the lumenal <text:tab/><text:tab/><text:tab/>contents to the opposite side of the cells. <text:line-break/><text:tab/><text:tab/><text:tab/>→ the Na is moving across these cells, &amp; water is following the Na – moving <text:tab/><text:tab/><text:tab/><text:tab/>both sodium and chloride across these cells. <text:line-break/>&gt; what happens in conditions where not all of the nutrients have been reabsorbed? <text:line-break/><text:tab/>→ e.g, lactose intolerance – the sugar lactose is not digested by the small intestine because <text:tab/><text:tab/>the enzyme that can cleave this disaccharide into small simple sugars is missing<text:line-break/><text:tab/><text:tab/>&gt;&gt; lactose is delivered to the colon but the colon has no transporters for nutrients, so <text:tab/><text:tab/><text:tab/>there's osmotically active sugar in the colon &amp; instead of water then moving <text:tab/><text:tab/><text:tab/>from the lumen of the colon across the epithelium and entering into blood, the <text:tab/><text:tab/><text:tab/>material is now holding the water within the lumen. <text:line-break/><text:tab/><text:tab/>&gt;&gt; instead of having a concentrated feces, we now will have a very watery dilute <text:line-break/><text:tab/><text:tab/><text:tab/>feces, &gt;500mL, diarrhea. <text:line-break/>&gt; when we lose a lot of water from the colon, you're also losing a lot of bicarbonate at the same <text:tab/>time </text:p>
      <text:p text:style-name="Standard">&gt; water absorption in the fasted state </text:p>
      <text:p text:style-name="Standard"><draw:frame draw:style-name="fr2" draw:name="graphics23" text:anchor-type="paragraph" svg:width="16.856cm" svg:height="9.313cm" draw:z-index="22"><draw:image xlink:href="Pictures/20000007000041D700002462097CB699.svm" xlink:type="simple" xlink:show="embed" xlink:actuate="onLoad"/></draw:frame><text:tab/>→ this can occur all through the small intestine and the large intestine, but it is also <text:tab/><text:tab/><text:tab/>occurring with in the gall bladder, and this is how you concentrate the bile within the <text:tab/><text:tab/>gall bladder<text:line-break/><text:tab/>→ the standing water gradient </text:p>
      <text:p text:style-name="Standard"><text:tab/><text:tab/>&gt;&gt; isotonic solution in the lumen of the intestine, on the interstitial side<text:line-break/><text:tab/><text:tab/>&gt;&gt; how do you move water from an isotonic state to an isotonic state? </text:p>
      <text:p text:style-name="Standard"><text:tab/><text:tab/><text:tab/>→ water moves by osmosis so it moves when we have a gradient for water, <text:tab/><text:tab/><text:tab/><text:tab/>and under these conditions we do not have a gradient for water <text:line-break/><text:tab/>→ the cell generates a gradient for water by locating the Na-K ATPases along the lateral <text:tab/><text:tab/>surfaces of these cells<text:line-break/><text:tab/><text:tab/>&gt;&gt; epithelial cells are held together by a tight junction, which is a seal that does not <text:tab/><text:tab/><text:tab/>allow the lumenal content to come across and into the interstitial space <text:tab/><text:tab/><text:tab/><text:tab/>between the cells </text:p>
      <text:p text:style-name="Standard"><text:tab/><text:tab/><text:tab/>→ ATPases are between the sides of the joined cells<text:line-break/><text:tab/><text:tab/>&gt;&gt; that means that as you're pumping the Na out from these lateral surfaces as well <text:tab/><text:tab/><text:tab/>as from the base of these cells, you can generate a very high concentration of <text:soft-page-break/><text:tab/><text:tab/><text:tab/>Na between the cells – a very local pocket of highly concentrated Na<text:line-break/><text:tab/><text:tab/>&gt;&gt; this will draw water from the lumen of the cell across and out to these lateral <text:tab/><text:tab/><text:tab/><text:tab/>surfaces and the water now has a gradient, so the water is moving from a <text:tab/><text:tab/><text:tab/><text:tab/>lower concentration of Na to a high concentration of Na between the cells<text:line-break/><text:tab/><text:tab/>&gt;&gt; dilutes the material between the cells, we then increase the volume in that region, <text:tab/><text:tab/><text:tab/>and the increase in volume or pressure of having more volume between the <text:tab/><text:tab/><text:tab/>cells then pushes it down into the interstitium at the base of the cell and into <text:tab/><text:tab/><text:tab/>the blood <text:line-break/>&gt; disorders of the GI tract</text:p>
      <text:p text:style-name="Standard"><draw:frame draw:style-name="fr1" draw:name="graphics24" text:anchor-type="paragraph" svg:x="-0.014cm" svg:y="0cm" svg:width="9.673cm" svg:height="3.203cm" draw:z-index="23"><draw:image xlink:href="Pictures/2000000700002B4F000011C87B7533A8.svm" xlink:type="simple" xlink:show="embed" xlink:actuate="onLoad"/></draw:frame>&gt; delayed emptying of the stomach = nausea, it can lead to vomiting, you can feel bloating, you can <text:tab/>feel a lot of pressure within the stomach and you could have heartburn. <text:line-break/>&gt; very rapid emptying = <text:s/>feel very weak, you get to have sweats, dizzy and you get diarrhea. <text:line-break/>&gt; the movement of materials through these different regions of the tract needs to be regulated – <text:tab/>when we come back the next time we're going to talk about motility through the tract, and <text:tab/>how we move materials from one area to another. <text:line-break/>&gt; two types of diarrhea. </text:p>
      <text:p text:style-name="Standard"><draw:frame draw:style-name="fr1" draw:name="graphics25" text:anchor-type="paragraph" svg:x="0.099cm" svg:y="0cm" svg:width="12.252cm" svg:height="6.62cm" draw:z-index="24"><draw:image xlink:href="Pictures/20000007000037670000230A588CAF75.svm" xlink:type="simple" xlink:show="embed" xlink:actuate="onLoad"/></draw:frame><text:line-break/><text:tab/>→ secretory diarrhea – occurs because there's an imbalance in the distribution of ions across <text:tab/><text:tab/>the across the epithelial cells. <text:line-break/><text:tab/><text:tab/>&gt;&gt; e.g., an infection by cholera, cholera <text:span text:style-name="T4">vibrio</text:span>, this bug infects in the ileum and it <text:tab/><text:tab/><text:tab/>causes a very high concentration of chloride to be moved into the lumen of <text:tab/><text:tab/><text:tab/>the ileum; sodium will also follow the chloride to keep a balance of charges, <text:tab/><text:tab/><text:tab/>so we have now a lot of sodium and chloride sitting within the lumen of the <text:line-break/><text:tab/><text:tab/><text:tab/>ileum, and this material is delivered to the colon and when it comes into the <text:tab/><text:tab/><text:tab/>colon then as we know sodium and chloride are osmotically active, they're <text:tab/><text:tab/><text:tab/>holding water within the lumen of the colon and it overwhelms the ability of <text:tab/><text:tab/><text:tab/>the colon to move the sodium and the chloride into the body and to move the <text:line-break/><text:tab/><text:tab/><text:tab/>water across that area and into the body and it results in diarrhea<text:line-break/><text:tab/><text:tab/>&gt;&gt; can lose many, many liters of fluid very rapidly – the major problem is the <text:s/><text:tab/><text:tab/><text:tab/><text:tab/>dehydration of the individual – if the individual is hydrated sufficiently over a <text:tab/><text:tab/><text:tab/>period of two or three days where the cholera bug is active then the patient <text:tab/><text:tab/><text:tab/>can outlive the bug – salt, glucose, and water <text:line-break/><text:soft-page-break/><text:tab/><text:tab/>&gt;&gt; the fecal material is going to be very water but is always always always isotonic <text:tab/><text:tab/><text:tab/>to the body. <text:line-break/><text:tab/>→ osmotic diarrhea – osmotically active material (e.g., lactose, as above) is delivered to the <text:tab/><text:tab/>colon, and that causes water to enter into into the lumen of the colon. <text:line-break/><text:tab/><text:tab/>&gt;&gt; under these conditions, again, the fecal material will be 300 milliosmoles, <text:tab/><text:tab/><text:tab/><text:tab/>because again, it's always isotonic. <text:line-break/><text:tab/><text:tab/>&gt;&gt; but when you add up the concentration of sodium and the concentration of <text:tab/><text:tab/><text:tab/><text:tab/>chloride that is within that fecal material, it will be less than 250milliosmoles. <text:tab/><text:tab/>&gt;&gt; that's due to the presence of this other osmotic material, which is what's holding <text:tab/><text:tab/><text:tab/>the water and and and causing the underlying diarrhea</text:p>
      <text:p text:style-name="Standard"><draw:frame draw:style-name="fr1" draw:name="graphics26" text:anchor-type="paragraph" svg:x="0.259cm" svg:y="0cm" svg:width="14.79cm" svg:height="6.514cm" draw:z-index="25"><draw:image xlink:href="Pictures/20000007000039C7000021499B2542F0.svm" xlink:type="simple" xlink:show="embed" xlink:actuate="onLoad"/></draw:frame><text:line-break/></text:p>
      <text:p text:style-name="P4">In-Video Questions for Week 9 (The GI System), Lecture 3</text:p>
      <text:p text:style-name="P2"/>
      <text:p text:style-name="P2">Case: <text:s/>A 20 year old male develops severe diarrhea for 2 days.</text:p>
      <text:p text:style-name="P2"/>
      <text:p text:style-name="P2">1. Will this affect his acid base status and if so, how?</text:p>
      <text:p text:style-name="P3">A. Yes. Metabolic acidosis<office:annotation><dc:creator>Unknown Author</dc:creator><dc:date>2013-04-23T16:13:40.04</dc:date><text:p text:style-name="P14"><text:span text:style-name="T13">Losing bicarbonate, so becoming increasingly acid</text:span></text:p></office:annotation></text:p>
      <text:p text:style-name="P2">B. Yes. Metabolic alkalosis </text:p>
      <text:p text:style-name="P2">C. No. acid-base status remains unchanged</text:p>
      <text:p text:style-name="P2"/>
      <text:p text:style-name="P2">2. Will this condition alter his ventilation and if so, how?</text:p>
      <text:p text:style-name="P3">A. increased minute ventilation<office:annotation><dc:creator>Unknown Author</dc:creator><dc:date>2013-04-23T16:14:11.04</dc:date><text:p text:style-name="P14"><text:span text:style-name="T13">Breathing increases the alkalinity of he blood, so increased breathing rate is an effort to mitigate acidosis</text:span></text:p></office:annotation></text:p>
      <text:p text:style-name="P2">B. decreased minute ventilation</text:p>
      <text:p text:style-name="P2">C. minute ventilation is unchanged </text:p>
      <text:p text:style-name="P2"/>
      <text:p text:style-name="P2">3. Jim had severe diarrhea for 2 days. What would be the best way to rehydrate his body?</text:p>
      <text:p text:style-name="P2">A. drink water</text:p>
      <text:p text:style-name="P2">B. drink hypertonic coke</text:p>
      <text:p text:style-name="P2">C. drink sweeten tea</text:p>
      <text:p text:style-name="P3">D. drink isotonic salt solution containing sugar</text:p>
      <text:p text:style-name="P2"/>
      <text:p text:style-name="P2">4. What is the dominant mechanism for entry of amino acids into the body? </text:p>
      <text:p text:style-name="P2">A. simple diffusion</text:p>
      <text:p text:style-name="P2">B. facilitated diffusion</text:p>
      <text:p text:style-name="P2">C.<text:span text:style-name="T6"> secondary active transport</text:span><text:span text:style-name="T6"><office:annotation><dc:creator>Unknown Author</dc:creator><dc:date>2013-04-23T16:14:55.04</dc:date><text:p text:style-name="P14"><text:span text:style-name="T13">This is the case for everything except fats</text:span></text:p></office:annotation></text:span></text:p>
      <text:p text:style-name="P2">D. active transport</text:p>
      <text:p text:style-name="P2"><text:s/></text:p>
      <text:p text:style-name="P5"/>
      <text:p text:style-name="P1"><text:soft-page-break/>Week 9 -4 GI - Motility </text:p>
      <text:p text:style-name="Standard"><draw:frame draw:style-name="fr1" draw:name="graphics27" text:anchor-type="paragraph" svg:x="0.034cm" svg:y="0.377cm" svg:width="10.4cm" svg:height="4.625cm" draw:z-index="26"><draw:image xlink:href="Pictures/2000000700002E19000017ACCAF0716C.svm" xlink:type="simple" xlink:show="embed" xlink:actuate="onLoad"/></draw:frame>&gt; unidirectional movement through the tract in timed stages so that there are sufficient amounts of <text:line-break/><text:tab/>time for digestionand absorption to occur before the materials then exit from the body as <text:line-break/><text:tab/>fecal material. <text:line-break/>&gt; motility governs this timing as we're moving along the tract</text:p>
      <text:p text:style-name="Standard">&gt; recall general anatomy</text:p>
      <text:p text:style-name="Standard"><draw:frame draw:style-name="fr2" draw:name="graphics28" text:anchor-type="paragraph" svg:width="15.954cm" svg:height="9.075cm" draw:z-index="27"><draw:image xlink:href="Pictures/2000000700003E5300002374033B6E09.svm" xlink:type="simple" xlink:show="embed" xlink:actuate="onLoad"/></draw:frame><text:tab/>→ two layers of smooth muscle – innermost layer is circumferential around the lumen of the <text:tab/><text:tab/>tube and the outermost layer is longitudinally-oriented along the long axis of the <text:tab/><text:tab/><text:tab/>tube</text:p>
      <text:p text:style-name="Standard"><text:tab/><text:tab/>&gt;&gt; contraction of inner layer determines the size of the lumen, contraction of the <text:tab/><text:tab/><text:tab/>outer layer determines the length of the tube's regions/segments<text:line-break/><text:tab/><text:tab/>&gt;&gt; smooth muscle starts in the latter third of the esophagus and moves all the way <text:line-break/><text:tab/><text:tab/><text:tab/>through to to the end of the large intestine<text:line-break/><text:tab/>→ the smooth muscle is the single-unit type, in which all of the cells are going to be <text:tab/><text:tab/><text:tab/>connected to one another through gap junctions, so they're electrically coupled cells</text:p>
      <text:p text:style-name="Standard"><text:tab/>→ activity of the two layers of muscle has to be coordinated and this coordination is done by <text:tab/><text:tab/>a local NS called the enteric nervous system, located between the two muscle layers. <text:line-break/><text:tab/><text:tab/>&gt;&gt; effectively governs the mortality along the tract independent of the CNS </text:p>
      <text:p text:style-name="Standard"><text:tab/><text:tab/>&gt;&gt; CNS can modulate this activity through other branches of the autonomic nervous <text:tab/><text:tab/><text:tab/>system PNS and SNS </text:p>
      <text:p text:style-name="Standard"/>
      <text:p text:style-name="Standard"/>
      <text:p text:style-name="Standard"/>
      <text:p text:style-name="Standard"><text:soft-page-break/>&gt; electrical slow waves &amp; pacemakers</text:p>
      <text:p text:style-name="Standard"><draw:frame draw:style-name="fr4" draw:name="graphics29" text:anchor-type="paragraph" svg:width="17cm" svg:height="6.401cm" draw:z-index="28"><draw:image xlink:href="Pictures/200000070000578B000020F961061454.svm" xlink:type="simple" xlink:show="embed" xlink:actuate="onLoad"/></draw:frame></text:p>
      <text:p text:style-name="Standard"><text:tab/>→ specialized smooth muscle cells called pacemakers located within the tract, in the fundic <text:tab/><text:tab/>region of the stomach, within the small intestine and within the large intestine</text:p>
      <text:p text:style-name="Standard"><text:tab/>→ like all pacemakers, they have an unstable resting membrane potential and that's what's <text:tab/><text:tab/>shown in the diagram above <text:line-break/><text:tab/><text:tab/>&gt;&gt; in our top image, we have the cells are slowly depolarizing, and then they <text:tab/><text:tab/><text:tab/><text:tab/>repolarize, and then again, slowly depolarize – generating what are called the <text:tab/><text:tab/><text:tab/>electrical slow waves. <text:line-break/><text:tab/><text:tab/>&gt;&gt; these electrical slow-waves then bring the resting membrane potential of the <text:tab/><text:tab/><text:tab/><text:tab/>smooth muscle cells of these pacemaker cells close to threshold, and at that <text:line-break/><text:tab/><text:tab/><text:tab/>point, we can initiate an action potential – if the action potential is initiated, <text:line-break/><text:tab/><text:tab/><text:tab/>it means we've reached the voltage at which the voltage-gated calcium <text:tab/><text:tab/><text:tab/><text:tab/>channels open<text:line-break/><text:tab/><text:tab/><text:tab/>→ to repolarize the cells, we then close the voltage-gated calcium channels <text:tab/><text:tab/><text:tab/><text:tab/>and open a voltage-gated potassium channel,<text:tab/></text:p>
      <text:p text:style-name="Standard"><text:tab/>→ within the intestines, not every one of these electrical slow-waves is associated with an <text:tab/><text:tab/>action potential – only those that reach threshold will generate an AP; those that do <text:tab/><text:tab/>generate an AP will be followed by a contraction of the smooth muscle. <text:line-break/><text:tab/>→ within the stomach, as we have these rhythmic slow-waves, they an give rise to a <text:line-break/><text:tab/><text:tab/>contraction – in the stomach, you don't have to generate an action potential, but the <text:line-break/><text:tab/><text:tab/>threshold of the slow-wave is associated with contraction <text:line-break/><text:tab/>→ the slow-wave determines the frequency of the action potential, and therefore, the <text:line-break/><text:tab/><text:tab/>frequencies of the contraction, but then the slow-waves can be modulated. <text:line-break/><text:tab/><text:tab/>&gt;&gt; the pacemaker cells' timing can be modulated by the sympathetic system and by <text:tab/><text:tab/><text:tab/>the parasympathetic system. <text:line-break/><text:tab/><text:tab/><text:tab/>→ SNS will cause a hyperpolarization of these cells and move this and move <text:tab/><text:tab/><text:tab/><text:tab/>this resting membrane potential of the pacemaker cell further from <text:tab/><text:tab/><text:tab/><text:tab/>threshold – it takes a longer time for the cells to be able to reach <text:line-break/><text:tab/><text:tab/><text:tab/><text:tab/>threshold, and eventually, to fire off an action potential = delays <text:tab/><text:tab/><text:tab/><text:tab/>→ PNS moves the resting membrane potential towards threshold, so cells <text:tab/><text:tab/><text:tab/><text:tab/>reach threshold at a faster pace, can then generate an action potential <text:tab/><text:tab/><text:tab/><text:tab/>and contraction = speed up contractions via PNS input <text:line-break/>&gt; in the fed state, you have two types of motility <text:line-break/><text:tab/>→ segmentation, a mixing type of motility – involves two neighboring segments of the tract, <text:tab/><text:tab/>where the first is relaxed, and we have a food bolus within that region; the second is <text:tab/><text:tab/>contracted and contains no food </text:p>
      <text:p text:style-name="Standard"><text:tab/><text:tab/>&gt;&gt; the first will contract and the second relaxes, and that moves the food bolus to the <text:tab/><text:tab/><text:tab/>second region</text:p>
      <text:p text:style-name="Standard"><text:soft-page-break/><text:tab/><text:tab/>&gt;&gt; as the second chamber contracts, the first then relaxes again, and so we have this <text:tab/><text:tab/><text:tab/>sloshing of material back and forth. </text:p>
      <text:p text:style-name="Standard"><text:tab/><text:tab/>&gt;&gt; critical for mixing the food materials with the enzymes, buffers, and secretions <text:tab/><text:tab/><text:tab/>that we have added to the lumen of the tract. <text:line-break/><text:tab/><text:tab/>&gt;&gt; also mixing the material with the surfaces of the epithelial cells that are lining this <text:tab/><text:tab/><text:tab/>tract and, and enhancing the absorption of the nutrients that we have <text:tab/><text:tab/><text:tab/><text:tab/>generated – small amino acids, the small sugars, and so forth are now being <text:tab/><text:tab/><text:tab/>delivered to the surfaces of these cells, and they can then be absorbed by <text:tab/><text:tab/><text:tab/><text:tab/>these cells. <text:line-break/><text:tab/><text:tab/>&gt;&gt; segmentation uses the inner muscle layer of this tract – closing the lumen of the <text:tab/><text:tab/><text:tab/>first chamber, and then relaxing and allows the second chamber to receive the <text:tab/><text:tab/><text:tab/>food bolus<text:line-break/><text:tab/>→ second type of movement is called peristalsis – moving from one region of the tube to <text:tab/><text:tab/>another and then to a third region, etc.</text:p>
      <text:p text:style-name="Standard"><draw:frame draw:style-name="fr1" draw:name="graphics30" text:anchor-type="paragraph" svg:x="0.127cm" svg:y="0cm" svg:width="8.387cm" svg:height="6.325cm" draw:z-index="29"><draw:image xlink:href="Pictures/20000007000020C4000018B5E949284B.svm" xlink:type="simple" xlink:show="embed" xlink:actuate="onLoad"/></draw:frame><text:line-break/><text:tab/><text:tab/>&gt;&gt; this also requires contraction and relaxation events, but these use the outermost <text:tab/><text:tab/><text:tab/>muscle layer – the outermost muscle mass shortens, and the innermost muscle <text:tab/><text:tab/><text:tab/>layer has to relax, so that as we shorten the tube, the tube will get fatter. <text:line-break/><text:tab/><text:tab/>&gt;&gt; this will occur and in segments going as we precede from from the beginning <text:tab/><text:tab/><text:tab/>towards the anus = segmental movement of the food bolus, a progressive <text:tab/><text:tab/><text:tab/><text:tab/>movement along the entire tract. <text:line-break/><text:tab/><text:tab/>&gt;&gt; the waves of motility peristalsis are again going to be set not only by the activity <text:tab/><text:tab/><text:tab/>of the enteric nervous system, but also by the pacemakers. <text:line-break/><text:tab/><text:tab/><text:tab/>→ it's the combination of those two signals which will generate our timing <text:tab/><text:tab/><text:tab/><text:tab/>for the movement of the material as we move along the tract. <text:line-break/>&gt; migrating motor complex (MMC) in fasting </text:p>
      <text:p text:style-name="Standard"><text:tab/>→ in the fasting state, we also have a type of peristalsis, but it's different in timing from that <text:tab/><text:tab/>which we see when food, is present within the lumen<text:line-break/><text:tab/>→ this particular type of movement is propulsive movement, moving materials from the <text:tab/><text:tab/>stomach towards the anus. <text:line-break/><text:tab/>→ the migratory motor complex – a “good housekeeping” type of movement, sweeping <text:tab/><text:tab/><text:tab/>clean the entire tract during the fasting period, removing any food debris or nutrients <text:tab/><text:tab/>that may have been left behind</text:p>
      <text:p text:style-name="Standard"><text:tab/><text:tab/>&gt;&gt; if these materials are left within the tract, you can have bacterial growth or <text:tab/><text:tab/><text:tab/><text:tab/>overgrowth within the tract, and that can lead to diarrhea, nausea, vomiting. <text:line-break/><text:tab/>→ MMC are initiated, not by our pacemaker cells, but by the hormone motilin. <text:line-break/><text:tab/><text:tab/>&gt;&gt; secreted in the absence of food within the lumen of the stomach. <text:line-break/><text:tab/><text:tab/>&gt;&gt; also secreted by the duodenum and by the jejunum in the absence of food<text:line-break/><text:tab/><text:tab/>&gt;&gt; motilin then will initiate the MMC, both within the stomach and the intestines</text:p>
      <text:p text:style-name="Standard"><draw:frame draw:style-name="fr1" draw:name="graphics31" text:anchor-type="paragraph" svg:x="0.325cm" svg:y="0.185cm" svg:width="12.384cm" svg:height="6.877cm" draw:z-index="30"><draw:image xlink:href="Pictures/2000000700003A80000022A139542A9E.svm" xlink:type="simple" xlink:show="embed" xlink:actuate="onLoad"/></draw:frame><text:soft-page-break/><text:tab/>→ MMC usually starts in the stomach, but it can initiate in the duodenum or in the jejunum. <text:line-break/><text:tab/>→ frequency of contractions is going to be different from the frequency of contractions that <text:tab/><text:tab/>we saw with fed-state peristalsis </text:p>
      <text:p text:style-name="Standard">&gt; sphincters</text:p>
      <text:p text:style-name="Standard"><draw:frame draw:style-name="fr1" draw:name="graphics32" text:anchor-type="paragraph" svg:x="0.113cm" svg:y="0cm" svg:width="12.861cm" svg:height="6.122cm" draw:z-index="31"><draw:image xlink:href="Pictures/200000070000362900001F03CAC7D2D1.svm" xlink:type="simple" xlink:show="embed" xlink:actuate="onLoad"/></draw:frame><text:tab/>→ regions which are isolated from one another – we isolate the stomach, which has a <text:line-break/><text:tab/><text:tab/>very caustic acidic acid hydrochloric acid in it from the duodenum and from the <text:line-break/><text:tab/><text:tab/>esophogus, because these latter two regions are not protected from the caustic actions <text:tab/><text:tab/>of the acid. <text:line-break/><text:tab/>→ these sphincters are not under voluntary control their closure is due to the tonic inhibition <text:tab/><text:tab/>of the smooth muscle in the inner layer of the lumen – its contraction occludes the <text:tab/><text:tab/>lumen of the tube, and allows for regulated opening of that region</text:p>
      <text:p text:style-name="Standard"><text:tab/><text:tab/>&gt;&gt; relaxation of the sphincter means that we have to release the tonic inhibition and <text:tab/><text:tab/><text:tab/>allow the sphincter to relax<text:line-break/><text:tab/><text:tab/>&gt;&gt; very small amounts of acidic chyme are thus ejected from the stomach into the <text:tab/>→ regulated openings of these sphincters between the esophagus and the stomach, <text:s/><text:tab/><text:tab/><text:tab/>between the stomach and the duodenum, and between the ileum and the colon. <text:line-break/><text:tab/><text:tab/>&gt;&gt; these regulated openings then are allowing the receiving section region of the <text:tab/><text:tab/><text:tab/>tube to be able to handle the material that's being that's being delivered. <text:line-break/><text:tab/><text:tab/>&gt;&gt; we have regulated openings in respond to the MMC as well – we will open <text:line-break/><text:tab/><text:tab/><text:tab/>periodically the sphincters and to allow the materials to pass, and then the <text:line-break/><text:tab/><text:tab/><text:tab/>sphincters will close again. <text:line-break/><text:tab/>→ there is no time at which the sphincters are all patently open along the tract. <text:line-break/></text:p>
      <text:p text:style-name="Standard">&gt; mass movements</text:p>
      <text:p text:style-name="Standard"><draw:frame draw:style-name="fr1" draw:name="graphics33" text:anchor-type="paragraph" svg:x="-0.053cm" svg:y="0cm" svg:width="13.139cm" svg:height="7.034cm" draw:z-index="32"><draw:image xlink:href="Pictures/20000007000038BF000024E79D2169C0.svm" xlink:type="simple" xlink:show="embed" xlink:actuate="onLoad"/></draw:frame><text:soft-page-break/><text:tab/>→ waves of contractions within the large intestine, propelling the fecal material through the <text:tab/> <text:tab/>intestine toward the rectum and the anus. <text:line-break/><text:tab/>→ these are not true peristaltic waves because they are not using the outer the outer layer <text:line-break/><text:tab/><text:tab/>of smooth muscle – instead, they use the inner layer of circumferentially-oriented <text:tab/><text:tab/>muscle, contracting a part of the chamber, and then relaxing to receive it – more like <text:tab/><text:tab/>segmentation, but it's propulsive<text:line-break/><text:tab/>→ occurs about 1 to 3 times per day under normal circumstances. <text:line-break/><text:tab/>→ anal canal has an involuntary sphincter. <text:line-break/><text:tab/>→ external sphincter at the anus, which is voluntary – fecal elimination is under voluntary <text:tab/><text:tab/>control; relaxation of external sphincter and then also an increase in the intra-<text:tab/><text:tab/><text:tab/>abdominal pressure to push the material out from the body. <text:line-break/></text:p>
      <text:p text:style-name="Standard">&gt; vomiting – stomach content being expelled back out through the mouth. </text:p>
      <text:p text:style-name="Standard"><text:tab/>→ a protective function where if you're bringing in some type of toxic material into the <text:tab/><text:tab/><text:tab/>body, then the body expels the material from the stomach<text:tab/></text:p>
      <text:p text:style-name="Standard"><text:tab/>→ can also be triggered by either delayed empyting of the stomach or by rapid emptying of <text:tab/><text:tab/>the stomach</text:p>
      <text:p text:style-name="Standard"><text:tab/><text:tab/>&gt;&gt; in the delayed emptying of the stomach we have material that sort of stays in the <text:line-break/><text:tab/><text:tab/><text:tab/>stomach, let's say for instance from a very fatty meal, and eventually the body <text:tab/><text:tab/><text:tab/>just expels through the mouth. <text:line-break/><text:tab/><text:tab/>&gt;&gt; in the rapid emptying of the stomach contents into the duodenum, you can have a, <text:tab/><text:tab/><text:tab/> very rapid swelling of the duodenal region due to the movement of water <text:tab/><text:tab/><text:tab/>coming into this region to titrate the hypertonic material that is coming from <text:tab/><text:tab/><text:tab/>the stomach. <text:line-break/><text:tab/><text:tab/><text:tab/>→ dumping syndrome</text:p>
      <text:p text:style-name="Standard"><text:tab/><text:tab/><text:tab/>→ here, vomiting is eliminating material from the beginning of the duodenum <text:tab/><text:tab/><text:tab/>→ under those conditions, then the vomit will have a greenish color and that's <text:tab/><text:tab/><text:tab/><text:tab/>due to the bile which has been which has been delivered from the <text:tab/><text:tab/><text:tab/><text:tab/><text:tab/>gallbladder to the duodenum <text:line-break/>&gt; vomiting is controlled by the vomiting center, and that center is located in the medulla at the brain <text:tab/>stem. <text:line-break/><text:tab/>→ controlling the respiratory muscles and the abdominal muscles. <text:line-break/><text:tab/>→ it is not causing a reversed peristalsis of the smooth muscles of the muscularis externus, <text:tab/><text:tab/>but instead you are changing the pressure within the inter-thoracic cavity to move <text:tab/><text:tab/>the material out of the stomach and the mouth. <text:line-break/>&gt; general concepts</text:p>
      <text:p text:style-name="Standard"><text:line-break/><text:line-break/></text:p>
      <text:p text:style-name="Standard"><draw:frame draw:style-name="fr3" draw:name="graphics34" text:anchor-type="paragraph" svg:width="16.036cm" svg:height="9.366cm" draw:z-index="33"><draw:image xlink:href="Pictures/2000000700003EA3000024972D164C2E.svm" xlink:type="simple" xlink:show="embed" xlink:actuate="onLoad"/></draw:frame><text:soft-page-break/></text:p>
      <text:p text:style-name="P11"/>
      <text:p text:style-name="P11">In-Video Questions for Week 9 (The GI System), Lecture 4</text:p>
      <text:p text:style-name="P4"/>
      <text:p text:style-name="P2">1. What type of motility is observed in the esophagus during ingestion of food? <text:s text:c="2"/></text:p>
      <text:p text:style-name="P6"><text:span text:style-name="T8">A.</text:span><text:span text:style-name="T12"> </text:span><text:span text:style-name="T10">Peristalsis</text:span><text:span text:style-name="T9"> <text:s/></text:span></text:p>
      <text:p text:style-name="P7"><text:span text:style-name="T7">B.</text:span><text:span text:style-name="T11"> </text:span><text:span text:style-name="T9">Segmentation </text:span></text:p>
      <text:p text:style-name="P6"><text:span text:style-name="T7">C.</text:span><text:span text:style-name="T11"> </text:span><text:span text:style-name="T9">Migrating motor complex </text:span></text:p>
      <text:p text:style-name="P6"><text:span text:style-name="T7">D.</text:span><text:span text:style-name="T11"> </text:span><text:span text:style-name="T9">Mass movement </text:span></text:p>
      <text:p text:style-name="P2"><text:s/></text:p>
      <text:p text:style-name="P2">2. The hormone _____stimulates strong smooth muscle contractions in the stomach. <text:s text:c="2"/></text:p>
      <text:p text:style-name="P2"><text:s/>A. somatostatin</text:p>
      <text:p text:style-name="P3"><text:s/>B. motilin</text:p>
      <text:p text:style-name="P2"><text:s/>C. secretin</text:p>
      <text:p text:style-name="P2"><text:s/>D. cholecystokinin (CCK)</text:p>
      <text:p text:style-name="P2"><text:s/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8:47:10.26</meta:creation-date>
    <dc:date>2013-05-10T16:10:41.78</dc:date>
    <meta:editing-duration>PT12H12M16S</meta:editing-duration>
    <meta:editing-cycles>80</meta:editing-cycles>
    <meta:generator>OpenOffice.org/3.4.1$Win32 OpenOffice.org_project/341m1$Build-9593</meta:generator>
    <meta:document-statistic meta:table-count="0" meta:image-count="34" meta:object-count="0" meta:page-count="25" meta:paragraph-count="159" meta:word-count="8444" meta:character-count="48785"/>
  </office:meta>
</office:document-meta>
</file>